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76cm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203cm" draw:marker-start-width="0.603cm" draw:marker-end-width="0.603cm" draw:fill="none" draw:textarea-horizontal-align="center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102cm" draw:marker-start-width="0.452cm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3cm" svg:height="2cm" svg:x="5.639cm" svg:y="0.351cm">
          <text:p text:style-name="P1">CONTROL</text:p>
          <text:p text:style-name="P1">PROGRAM</text:p>
        </draw:rect>
        <draw:rect draw:style-name="gr1" draw:text-style-name="P1" draw:layer="layout" svg:width="5.3cm" svg:height="2cm" svg:x="5.639cm" svg:y="2.351cm">
          <text:p text:style-name="P1">SIMULATOR</text:p>
        </draw:rect>
        <draw:rect draw:style-name="gr1" draw:text-style-name="P1" draw:layer="layout" svg:width="5.3cm" svg:height="2cm" svg:x="5.639cm" svg:y="4.351cm">
          <text:p text:style-name="P1">NETWORK MAP</text:p>
        </draw:rect>
        <draw:line draw:style-name="gr2" draw:text-style-name="P1" draw:layer="layout" svg:x1="5.639cm" svg:y1="4.351cm" svg:x2="10.939cm" svg:y2="4.351cm">
          <text:p/>
        </draw:line>
        <draw:rect draw:style-name="gr1" draw:text-style-name="P1" draw:layer="layout" svg:width="5.3cm" svg:height="2cm" svg:x="5.639cm" svg:y="6.36cm">
          <text:p text:style-name="P1">SIMULATED</text:p>
          <text:p text:style-name="P1">HARDWARE</text:p>
        </draw:rect>
        <draw:rect draw:style-name="gr1" draw:text-style-name="P1" draw:layer="layout" svg:width="5.3cm" svg:height="2cm" svg:x="5.639cm" svg:y="8.36cm">
          <text:p text:style-name="P1">TRAFFIC</text:p>
        </draw:rect>
        <draw:line draw:style-name="gr2" draw:text-style-name="P1" draw:layer="layout" svg:x1="5.639cm" svg:y1="8.36cm" svg:x2="10.939cm" svg:y2="8.36cm">
          <text:p/>
        </draw:line>
        <draw:line draw:style-name="gr3" draw:text-style-name="P1" draw:layer="layout" svg:x1="11.1cm" svg:y1="0.351cm" svg:x2="11.1cm" svg:y2="4.288cm">
          <text:p/>
        </draw:line>
        <draw:line draw:style-name="gr3" draw:text-style-name="P1" draw:layer="layout" svg:x1="11.1cm" svg:y1="4.415cm" svg:x2="11.1cm" svg:y2="8.352cm">
          <text:p/>
        </draw:line>
        <draw:frame draw:style-name="gr4" draw:layer="layout" svg:width="4.058cm" svg:height="0.963cm" svg:x="11.182cm" svg:y="1.841cm">
          <draw:text-box>
            <text:p>PROTOCOL</text:p>
          </draw:text-box>
        </draw:frame>
        <draw:frame draw:style-name="gr4" draw:layer="layout" svg:width="3.753cm" svg:height="0.963cm" svg:x="11.146cm" svg:y="5.813cm">
          <draw:text-box>
            <text:p>NETWORK</text:p>
          </draw:text-box>
        </draw:frame>
        <draw:frame draw:style-name="gr4" draw:text-style-name="P1" draw:layer="layout" svg:width="3.609cm" svg:height="1.675cm" svg:x="1.141cm" svg:y="0.986cm">
          <draw:text-box>
            <text:p text:style-name="P1">CONTROL</text:p>
            <text:p text:style-name="P1">PART</text:p>
          </draw:text-box>
        </draw:frame>
        <draw:frame draw:style-name="gr4" draw:text-style-name="P1" draw:layer="layout" svg:width="4.342cm" svg:height="1.675cm" svg:x="0.027cm" svg:y="6.55cm">
          <draw:text-box>
            <text:p text:style-name="P1">SIMULATION</text:p>
            <text:p text:style-name="P1">PART</text:p>
          </draw:text-box>
        </draw:frame>
        <draw:polyline draw:style-name="gr3" draw:text-style-name="P1" draw:layer="layout" svg:width="0.38cm" svg:height="4.063cm" svg:x="4.877cm" svg:y="1.367cm" svg:viewBox="0 0 381 4064" draw:points="381,0 0,0 0,4064 381,4064">
          <text:p/>
        </draw:polyline>
        <draw:polyline draw:style-name="gr3" draw:text-style-name="P1" draw:layer="layout" svg:width="0.76cm" svg:height="5.968cm" svg:x="4.497cm" svg:y="3.272cm" svg:viewBox="0 0 761 5969" draw:points="761,0 0,0 0,5969 761,5969">
          <text:p/>
        </draw:polyline>
        <draw:line draw:style-name="gr3" draw:text-style-name="P1" draw:layer="layout" svg:x1="4.497cm" svg:y1="7.309cm" svg:x2="5.258cm" svg:y2="7.30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10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6M5S</meta:editing-duration>
    <meta:editing-cycles>6</meta:editing-cycles>
    <meta:generator>OpenOffice/4.1.3$Win32 OpenOffice.org_project/413m1$Build-9783</meta:generator>
    <dc:date>2017-07-05T14:30:38.76</dc:date>
    <dc:creator>Pawel Gburzynski</dc:creator>
    <meta:document-statistic meta:object-count="16"/>
  </office:meta>
</office:document-meta>
</file>